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4cm" svg:height="2cm" svg:x="7.5cm" svg:y="3.5cm">
          <text:p text:style-name="P1">Datenbank</text:p>
        </draw:rect>
        <draw:rect draw:style-name="gr1" draw:text-style-name="P1" draw:id="id2" draw:layer="layout" svg:width="4cm" svg:height="2cm" svg:x="4cm" svg:y="7cm">
          <text:p text:style-name="P1">Read </text:p>
          <text:p text:style-name="P1">Transformer</text:p>
        </draw:rect>
        <draw:rect draw:style-name="gr1" draw:text-style-name="P1" draw:id="id3" draw:layer="layout" svg:width="4cm" svg:height="2cm" svg:x="11cm" svg:y="7cm">
          <text:p text:style-name="P1">Write </text:p>
          <text:p text:style-name="P1">Transformer</text:p>
        </draw:rect>
        <draw:connector draw:style-name="gr2" draw:text-style-name="P1" draw:layer="layout" draw:type="line" svg:x1="9.5cm" svg:y1="5.5cm" svg:x2="8cm" svg:y2="8cm" draw:start-shape="id1" draw:start-glue-point="2" draw:end-shape="id2" draw:end-glue-point="1" svg:d="m9500 5500-1500 2500">
          <text:p/>
        </draw:connector>
        <draw:connector draw:style-name="gr2" draw:text-style-name="P1" draw:layer="layout" draw:type="line" svg:x1="11cm" svg:y1="8cm" svg:x2="9.5cm" svg:y2="5.5cm" draw:start-shape="id3" draw:start-glue-point="3" draw:end-shape="id1" draw:end-glue-point="2" svg:d="m11000 8000-1500-2500">
          <text:p/>
        </draw:connector>
        <draw:frame draw:style-name="gr3" draw:text-style-name="P2" draw:layer="layout" svg:width="6cm" svg:height="4.517cm" svg:x="3cm" svg:y="10cm">
          <draw:text-box>
            <text:p text:style-name="P2"><text:span text:style-name="T1">Im ReadTransformer werden die SQL-Datentypen in Python-Datentypen umgewandelt.</text:span></text:p>
            <text:p text:style-name="P2"><text:span text:style-name="T1"/></text:p>
            <text:p text:style-name="P2"><text:span text:style-name="T1">Dies beseitigt Inkompatibilitäten zwischen den einzelnen SQL-Konnektoren.</text:span></text:p>
          </draw:text-box>
        </draw:frame>
        <draw:frame draw:style-name="gr3" draw:text-style-name="P2" draw:layer="layout" svg:width="6cm" svg:height="4.043cm" svg:x="10cm" svg:y="10cm">
          <draw:text-box>
            <text:p text:style-name="P2"><text:span text:style-name="T1">Im WriteTransformer werden die Python-Datentypen in SQL-Datentypen umgewandelt.</text:span></text:p>
            <text:p text:style-name="P2"><text:span text:style-name="T1"/></text:p>
            <text:p text:style-name="P2"><text:span text:style-name="T1">Dies sorgt dafür, dass keine ungeeigneten Formate geschrieben werden könn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Muzenhardt</meta:initial-creator>
    <meta:creation-date>2010-10-04T11:15:08.53</meta:creation-date>
    <dc:date>2010-10-04T11:25:33.54</dc:date>
    <dc:creator>Mark Muzenhardt</dc:creator>
    <meta:editing-duration>PT00H10M31S</meta:editing-duration>
    <meta:editing-cycles>2</meta:editing-cycles>
    <meta:generator>OpenOffice.org/3.2$Win32 OpenOffice.org_project/320m18$Build-9502</meta:generator>
    <meta:document-statistic meta:object-count="7"/>
  </office:meta>
</office:document-meta>
</file>